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odstawowy" table:style-name="ta1">
        <table:table-column table:style-name="co1" table:number-columns-repeated="3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L. procesorów</text:p>
          </table:table-cell>
          <table:table-cell office:value-type="string" calcext:value-type="string">
            <text:p>Rozmiar problemu</text:p>
          </table:table-cell>
          <table:table-cell office:value-type="string" calcext:value-type="string">
            <text:p>Czas</text:p>
          </table:table-cell>
          <table:table-cell/>
          <table:table-cell office:value-type="string" calcext:value-type="string">
            <text:p>Przyspieszenie</text:p>
          </table:table-cell>
          <table:table-cell office:value-type="string" calcext:value-type="string">
            <text:p>Efektywność</text:p>
          </table:table-cell>
          <table:table-cell office:value-type="string" calcext:value-type="string">
            <text:p>Część sekwencyjn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205207" calcext:value-type="float">
            <text:p>0,205207</text:p>
          </table:table-cell>
          <table:table-cell/>
          <table:table-cell table:formula="of:=[.C2]/[.C2]" office:value-type="float" office:value="1" calcext:value-type="float">
            <text:p>1</text:p>
          </table:table-cell>
          <table:table-cell table:formula="of:=[.E2]/[.A2]" office:value-type="float" office:value="1" calcext:value-type="float">
            <text:p>1</text:p>
          </table:table-cell>
          <table:table-cell table:number-columns-repeated="2"/>
          <table:table-cell>
            <draw:frame table:end-cell-address="Podstawowy.O22" table:end-x="1.471cm" table:end-y="0.018cm" draw:z-index="0" draw:style-name="gr1" draw:text-style-name="P1" svg:width="15cm" svg:height="9cm" svg:x="0.02cm" svg:y="0.051cm">
              <draw:object draw:notify-on-update-of-ranges="Podstawowy.A2:Podstawowy.A8 Podstawowy.E2:Podstawowy.E8 Podstawowy.A10:Podstawowy.A16 Podstawowy.E10:Podstawowy.E16 Podstawowy.A18:Podstawowy.A24 Podstawowy.E18:Podstawowy.E2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137218" calcext:value-type="float">
            <text:p>0,137218</text:p>
          </table:table-cell>
          <table:table-cell/>
          <table:table-cell table:formula="of:=[.C2]/[.C3]" office:value-type="float" office:value="1.49548164235013" calcext:value-type="float">
            <text:p>1,4954816424</text:p>
          </table:table-cell>
          <table:table-cell table:formula="of:=[.E3]/[.A3]" office:value-type="float" office:value="0.747740821175064" calcext:value-type="float">
            <text:p>0,7477408212</text:p>
          </table:table-cell>
          <table:table-cell table:formula="of:=(1/[.E3]-1/[.A3])/(1-1/[.A3])" office:value-type="float" office:value="0.33736178590399" calcext:value-type="float">
            <text:p>0,337361785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090744" calcext:value-type="float">
            <text:p>0,090744</text:p>
          </table:table-cell>
          <table:table-cell/>
          <table:table-cell table:formula="of:=[.C2]/[.C4]" office:value-type="float" office:value="2.26138367274971" calcext:value-type="float">
            <text:p>2,2613836727</text:p>
          </table:table-cell>
          <table:table-cell table:formula="of:=[.E4]/[.A4]" office:value-type="float" office:value="0.565345918187428" calcext:value-type="float">
            <text:p>0,5653459182</text:p>
          </table:table-cell>
          <table:table-cell table:formula="of:=(1/[.E4]-1/[.A4])/(1-1/[.A4])" office:value-type="float" office:value="0.256276182911239" calcext:value-type="float">
            <text:p>0,256276182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124404" calcext:value-type="float">
            <text:p>0,124404</text:p>
          </table:table-cell>
          <table:table-cell/>
          <table:table-cell table:formula="of:=[.C2]/[.C5]" office:value-type="float" office:value="1.64952091572618" calcext:value-type="float">
            <text:p>1,6495209157</text:p>
          </table:table-cell>
          <table:table-cell table:formula="of:=[.E5]/[.A5]" office:value-type="float" office:value="0.27492015262103" calcext:value-type="float">
            <text:p>0,2749201526</text:p>
          </table:table-cell>
          <table:table-cell table:formula="of:=(1/[.E5]-1/[.A5])/(1-1/[.A5])" office:value-type="float" office:value="0.527483955225699" calcext:value-type="float">
            <text:p>0,527483955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099681" calcext:value-type="float">
            <text:p>0,099681</text:p>
          </table:table-cell>
          <table:table-cell/>
          <table:table-cell table:formula="of:=[.C2]/[.C6]" office:value-type="float" office:value="2.05863705219651" calcext:value-type="float">
            <text:p>2,0586370522</text:p>
          </table:table-cell>
          <table:table-cell table:formula="of:=[.E6]/[.A6]" office:value-type="float" office:value="0.257329631524563" calcext:value-type="float">
            <text:p>0,2573296315</text:p>
          </table:table-cell>
          <table:table-cell table:formula="of:=(1/[.E6]-1/[.A6])/(1-1/[.A6])" office:value-type="float" office:value="0.412295180685148" calcext:value-type="float">
            <text:p>0,412295180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109583" calcext:value-type="float">
            <text:p>0,109583</text:p>
          </table:table-cell>
          <table:table-cell/>
          <table:table-cell table:formula="of:=[.C2]/[.C7]" office:value-type="float" office:value="1.8726171030178" calcext:value-type="float">
            <text:p>1,872617103</text:p>
          </table:table-cell>
          <table:table-cell table:formula="of:=[.E7]/[.A7]" office:value-type="float" office:value="0.18726171030178" calcext:value-type="float">
            <text:p>0,1872617103</text:p>
          </table:table-cell>
          <table:table-cell table:formula="of:=(1/[.E7]-1/[.A7])/(1-1/[.A7])" office:value-type="float" office:value="0.482235552934896" calcext:value-type="float">
            <text:p>0,482235552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107957" calcext:value-type="float">
            <text:p>0,107957</text:p>
          </table:table-cell>
          <table:table-cell/>
          <table:table-cell table:formula="of:=[.C2]/[.C8]" office:value-type="float" office:value="1.90082162342414" calcext:value-type="float">
            <text:p>1,9008216234</text:p>
          </table:table-cell>
          <table:table-cell table:formula="of:=[.E8]/[.A8]" office:value-type="float" office:value="0.158401801952012" calcext:value-type="float">
            <text:p>0,158401802</text:p>
          </table:table-cell>
          <table:table-cell table:formula="of:=(1/[.E8]-1/[.A8])/(1-1/[.A8])" office:value-type="float" office:value="0.48300540872919" calcext:value-type="float">
            <text:p>0,4830054087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.085065" calcext:value-type="float">
            <text:p>2,085065</text:p>
          </table:table-cell>
          <table:table-cell/>
          <table:table-cell table:formula="of:=[.C10]/[.C10]" office:value-type="float" office:value="1" calcext:value-type="float">
            <text:p>1</text:p>
          </table:table-cell>
          <table:table-cell table:formula="of:=[.E10]/[.A10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.066303" calcext:value-type="float">
            <text:p>1,066303</text:p>
          </table:table-cell>
          <table:table-cell/>
          <table:table-cell table:formula="of:=[.C10]/[.C11]" office:value-type="float" office:value="1.95541511183969" calcext:value-type="float">
            <text:p>1,9554151118</text:p>
          </table:table-cell>
          <table:table-cell table:formula="of:=[.E11]/[.A11]" office:value-type="float" office:value="0.977707555919846" calcext:value-type="float">
            <text:p>0,9777075559</text:p>
          </table:table-cell>
          <table:table-cell table:formula="of:=(1/[.E11]-1/[.A11])/(1-1/[.A11])" office:value-type="float" office:value="0.0228007280348574" calcext:value-type="float">
            <text:p>0,02280072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696259" calcext:value-type="float">
            <text:p>0,696259</text:p>
          </table:table-cell>
          <table:table-cell/>
          <table:table-cell table:formula="of:=[.C10]/[.C12]" office:value-type="float" office:value="2.99466865060272" calcext:value-type="float">
            <text:p>2,9946686506</text:p>
          </table:table-cell>
          <table:table-cell table:formula="of:=[.E12]/[.A12]" office:value-type="float" office:value="0.74866716265068" calcext:value-type="float">
            <text:p>0,7486671627</text:p>
          </table:table-cell>
          <table:table-cell table:formula="of:=(1/[.E12]-1/[.A12])/(1-1/[.A12])" office:value-type="float" office:value="0.111902346769365" calcext:value-type="float">
            <text:p>0,111902346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.051957" calcext:value-type="float">
            <text:p>1,051957</text:p>
          </table:table-cell>
          <table:table-cell/>
          <table:table-cell table:formula="of:=[.C10]/[.C13]" office:value-type="float" office:value="1.9820819672287" calcext:value-type="float">
            <text:p>1,9820819672</text:p>
          </table:table-cell>
          <table:table-cell table:formula="of:=[.E13]/[.A13]" office:value-type="float" office:value="0.330346994538116" calcext:value-type="float">
            <text:p>0,3303469945</text:p>
          </table:table-cell>
          <table:table-cell table:formula="of:=(1/[.E13]-1/[.A13])/(1-1/[.A13])" office:value-type="float" office:value="0.405424003568234" calcext:value-type="float">
            <text:p>0,405424003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767949" calcext:value-type="float">
            <text:p>0,767949</text:p>
          </table:table-cell>
          <table:table-cell/>
          <table:table-cell table:formula="of:=[.C10]/[.C14]" office:value-type="float" office:value="2.71510868560282" calcext:value-type="float">
            <text:p>2,7151086856</text:p>
          </table:table-cell>
          <table:table-cell table:formula="of:=[.E14]/[.A14]" office:value-type="float" office:value="0.339388585700352" calcext:value-type="float">
            <text:p>0,3393885857</text:p>
          </table:table-cell>
          <table:table-cell table:formula="of:=(1/[.E14]-1/[.A14])/(1-1/[.A14])" office:value-type="float" office:value="0.278067864276927" calcext:value-type="float">
            <text:p>0,278067864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899913" calcext:value-type="float">
            <text:p>0,899913</text:p>
          </table:table-cell>
          <table:table-cell/>
          <table:table-cell table:formula="of:=[.C10]/[.C15]" office:value-type="float" office:value="2.31696286196555" calcext:value-type="float">
            <text:p>2,316962862</text:p>
          </table:table-cell>
          <table:table-cell table:formula="of:=[.E15]/[.A15]" office:value-type="float" office:value="0.231696286196555" calcext:value-type="float">
            <text:p>0,2316962862</text:p>
          </table:table-cell>
          <table:table-cell table:formula="of:=(1/[.E15]-1/[.A15])/(1-1/[.A15])" office:value-type="float" office:value="0.368443882777968" calcext:value-type="float">
            <text:p>0,368443882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792667" calcext:value-type="float">
            <text:p>0,792667</text:p>
          </table:table-cell>
          <table:table-cell/>
          <table:table-cell table:formula="of:=[.C10]/[.C16]" office:value-type="float" office:value="2.63044254396865" calcext:value-type="float">
            <text:p>2,630442544</text:p>
          </table:table-cell>
          <table:table-cell table:formula="of:=[.E16]/[.A16]" office:value-type="float" office:value="0.219203545330721" calcext:value-type="float">
            <text:p>0,2192035453</text:p>
          </table:table-cell>
          <table:table-cell table:formula="of:=(1/[.E16]-1/[.A16])/(1-1/[.A16])" office:value-type="float" office:value="0.323815455502477" calcext:value-type="float">
            <text:p>0,3238154555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20.497048" calcext:value-type="float">
            <text:p>20,497048</text:p>
          </table:table-cell>
          <table:table-cell/>
          <table:table-cell table:formula="of:=[.C18]/[.C18]" office:value-type="float" office:value="1" calcext:value-type="float">
            <text:p>1</text:p>
          </table:table-cell>
          <table:table-cell table:formula="of:=[.E18]/[.A18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0.75248" calcext:value-type="float">
            <text:p>10,75248</text:p>
          </table:table-cell>
          <table:table-cell/>
          <table:table-cell table:formula="of:=[.C18]/[.C19]" office:value-type="float" office:value="1.90626236923947" calcext:value-type="float">
            <text:p>1,9062623692</text:p>
          </table:table-cell>
          <table:table-cell table:formula="of:=[.E19]/[.A19]" office:value-type="float" office:value="0.953131184619734" calcext:value-type="float">
            <text:p>0,9531311846</text:p>
          </table:table-cell>
          <table:table-cell table:formula="of:=(1/[.E19]-1/[.A19])/(1-1/[.A19])" office:value-type="float" office:value="0.049173520011272" calcext:value-type="float">
            <text:p>0,0491735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.959151" calcext:value-type="float">
            <text:p>5,959151</text:p>
          </table:table-cell>
          <table:table-cell/>
          <table:table-cell table:formula="of:=[.C18]/[.C20]" office:value-type="float" office:value="3.43959198214645" calcext:value-type="float">
            <text:p>3,4395919821</text:p>
          </table:table-cell>
          <table:table-cell table:formula="of:=[.E20]/[.A20]" office:value-type="float" office:value="0.859897995536612" calcext:value-type="float">
            <text:p>0,8598979955</text:p>
          </table:table-cell>
          <table:table-cell table:formula="of:=(1/[.E20]-1/[.A20])/(1-1/[.A20])" office:value-type="float" office:value="0.0543095441515936" calcext:value-type="float">
            <text:p>0,054309544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7.337358" calcext:value-type="float">
            <text:p>7,337358</text:p>
          </table:table-cell>
          <table:table-cell/>
          <table:table-cell table:formula="of:=[.C18]/[.C21]" office:value-type="float" office:value="2.79351886605506" calcext:value-type="float">
            <text:p>2,7935188661</text:p>
          </table:table-cell>
          <table:table-cell table:formula="of:=[.E21]/[.A21]" office:value-type="float" office:value="0.465586477675843" calcext:value-type="float">
            <text:p>0,4655864777</text:p>
          </table:table-cell>
          <table:table-cell table:formula="of:=(1/[.E21]-1/[.A21])/(1-1/[.A21])" office:value-type="float" office:value="0.229565740393446" calcext:value-type="float">
            <text:p>0,229565740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6.375055" calcext:value-type="float">
            <text:p>6,375055</text:p>
          </table:table-cell>
          <table:table-cell/>
          <table:table-cell table:formula="of:=[.C18]/[.C22]" office:value-type="float" office:value="3.21519547674491" calcext:value-type="float">
            <text:p>3,2151954767</text:p>
          </table:table-cell>
          <table:table-cell table:formula="of:=[.E22]/[.A22]" office:value-type="float" office:value="0.401899434593113" calcext:value-type="float">
            <text:p>0,4018994346</text:p>
          </table:table-cell>
          <table:table-cell table:formula="of:=(1/[.E22]-1/[.A22])/(1-1/[.A22])" office:value-type="float" office:value="0.212597805721655" calcext:value-type="float">
            <text:p>0,212597805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7.470469" calcext:value-type="float">
            <text:p>7,470469</text:p>
          </table:table-cell>
          <table:table-cell/>
          <table:table-cell table:formula="of:=[.C18]/[.C23]" office:value-type="float" office:value="2.74374313045138" calcext:value-type="float">
            <text:p>2,7437431305</text:p>
          </table:table-cell>
          <table:table-cell table:formula="of:=[.E23]/[.A23]" office:value-type="float" office:value="0.274374313045138" calcext:value-type="float">
            <text:p>0,274374313</text:p>
          </table:table-cell>
          <table:table-cell table:formula="of:=(1/[.E23]-1/[.A23])/(1-1/[.A23])" office:value-type="float" office:value="0.293850672220377" calcext:value-type="float">
            <text:p>0,2938506722</text:p>
          </table:table-cell>
          <table:table-cell>
            <draw:frame table:end-cell-address="Podstawowy.O42" table:end-x="1.423cm" table:end-y="0.421cm" draw:z-index="1" draw:style-name="gr1" draw:text-style-name="P1" svg:width="15.002cm" svg:height="9.002cm" svg:x="2.227cm" svg:y="0cm">
              <draw:object draw:notify-on-update-of-ranges="Podstawowy.A2:Podstawowy.A8 Podstawowy.F2:Podstawowy.F8 Podstawowy.A10:Podstawowy.A16 Podstawowy.F10:Podstawowy.F16 Podstawowy.A18:Podstawowy.A24 Podstawowy.F18:Podstawowy.F2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7.078878" calcext:value-type="float">
            <text:p>7,078878</text:p>
          </table:table-cell>
          <table:table-cell/>
          <table:table-cell table:formula="of:=[.C18]/[.C24]" office:value-type="float" office:value="2.89552214348093" calcext:value-type="float">
            <text:p>2,8955221435</text:p>
          </table:table-cell>
          <table:table-cell table:formula="of:=[.E24]/[.A24]" office:value-type="float" office:value="0.241293511956744" calcext:value-type="float">
            <text:p>0,241293512</text:p>
          </table:table-cell>
          <table:table-cell table:formula="of:=(1/[.E24]-1/[.A24])/(1-1/[.A24])" office:value-type="float" office:value="0.285848204270018" calcext:value-type="float">
            <text:p>0,2858482043</text:p>
          </table:table-cell>
          <table:table-cell table:number-columns-repeated="2"/>
        </table:table-row>
        <table:table-row table:style-name="ro1" table:number-rows-repeated="19">
          <table:table-cell table:number-columns-repeated="9"/>
        </table:table-row>
        <table:table-row table:style-name="ro1">
          <table:table-cell table:number-columns-repeated="7"/>
          <table:table-cell>
            <draw:frame table:end-cell-address="Podstawowy.O63" table:end-x="1.423cm" table:end-y="0.42cm" draw:z-index="2" draw:style-name="gr1" draw:text-style-name="P1" svg:width="15.002cm" svg:height="8.998cm" svg:x="2.227cm" svg:y="0.002cm">
              <draw:object draw:notify-on-update-of-ranges="Podstawowy.A2:Podstawowy.A8 Podstawowy.G2:Podstawowy.G8 Podstawowy.A10:Podstawowy.A16 Podstawowy.G10:Podstawowy.G16 Podstawowy.A18:Podstawowy.A24 Podstawowy.G18:Podstawowy.G2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</table:table-row>
      </table:table>
      <table:table table:name="Skalowalny" table:style-name="ta1">
        <table:table-column table:style-name="co1" table:number-columns-repeated="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L. procesorów</text:p>
          </table:table-cell>
          <table:table-cell office:value-type="string" calcext:value-type="string">
            <text:p>Rozmiar problemu</text:p>
          </table:table-cell>
          <table:table-cell office:value-type="string" calcext:value-type="string">
            <text:p>Czas</text:p>
          </table:table-cell>
          <table:table-cell/>
          <table:table-cell office:value-type="string" calcext:value-type="string">
            <text:p>Przyspieszenie</text:p>
          </table:table-cell>
          <table:table-cell office:value-type="string" calcext:value-type="string">
            <text:p>Efektywność</text:p>
          </table:table-cell>
          <table:table-cell office:value-type="string" calcext:value-type="string">
            <text:p>Część sekwencyjn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229213" calcext:value-type="float">
            <text:p>0,229213</text:p>
          </table:table-cell>
          <table:table-cell/>
          <table:table-cell table:formula="of:=[.C2]/[.C2]" office:value-type="float" office:value="1" calcext:value-type="float">
            <text:p>1</text:p>
          </table:table-cell>
          <table:table-cell table:formula="of:=[.E2]/[.A2]" office:value-type="float" office:value="1" calcext:value-type="float">
            <text:p>1</text:p>
          </table:table-cell>
          <table:table-cell/>
          <table:table-cell>
            <draw:frame table:end-cell-address="Skalowalny.O21" table:end-x="1.423cm" table:end-y="0.421cm" draw:z-index="0" draw:style-name="gr1" draw:text-style-name="P1" svg:width="15.002cm" svg:height="8.998cm" svg:x="2.227cm" svg:y="0.003cm">
              <draw:object draw:notify-on-update-of-ranges="Skalowalny.A2:Skalowalny.A8 Skalowalny.E2:Skalowalny.E8 Skalowalny.A10:Skalowalny.A16 Skalowalny.E10:Skalowalny.E16 Skalowalny.A18:Skalowalny.A24 Skalowalny.E18:Skalowalny.E2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106991" calcext:value-type="float">
            <text:p>0,106991</text:p>
          </table:table-cell>
          <table:table-cell/>
          <table:table-cell table:formula="of:=[.C2]/[.C3]" office:value-type="float" office:value="2.14235776841043" calcext:value-type="float">
            <text:p>2,1423577684</text:p>
          </table:table-cell>
          <table:table-cell table:formula="of:=[.E3]/[.A3]" office:value-type="float" office:value="1.07117888420521" calcext:value-type="float">
            <text:p>1,0711788842</text:p>
          </table:table-cell>
          <table:table-cell table:formula="of:=(1/[.E3]-1/[.A3])/(1-1/[.A3])" office:value-type="float" office:value="-0.0664491106525373" calcext:value-type="float">
            <text:p>-0,066449110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087878" calcext:value-type="float">
            <text:p>0,087878</text:p>
          </table:table-cell>
          <table:table-cell/>
          <table:table-cell table:formula="of:=[.C2]/[.C4]" office:value-type="float" office:value="2.60830924691049" calcext:value-type="float">
            <text:p>2,6083092469</text:p>
          </table:table-cell>
          <table:table-cell table:formula="of:=[.E4]/[.A4]" office:value-type="float" office:value="0.652077311727622" calcext:value-type="float">
            <text:p>0,6520773117</text:p>
          </table:table-cell>
          <table:table-cell table:formula="of:=(1/[.E4]-1/[.A4])/(1-1/[.A4])" office:value-type="float" office:value="0.177853495802303" calcext:value-type="float">
            <text:p>0,177853495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109082" calcext:value-type="float">
            <text:p>0,109082</text:p>
          </table:table-cell>
          <table:table-cell/>
          <table:table-cell table:formula="of:=[.C2]/[.C5]" office:value-type="float" office:value="2.10129077207972" calcext:value-type="float">
            <text:p>2,1012907721</text:p>
          </table:table-cell>
          <table:table-cell table:formula="of:=[.E5]/[.A5]" office:value-type="float" office:value="0.350215128679953" calcext:value-type="float">
            <text:p>0,3502151287</text:p>
          </table:table-cell>
          <table:table-cell table:formula="of:=(1/[.E5]-1/[.A5])/(1-1/[.A5])" office:value-type="float" office:value="0.371077556683085" calcext:value-type="float">
            <text:p>0,371077556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087497" calcext:value-type="float">
            <text:p>0,087497</text:p>
          </table:table-cell>
          <table:table-cell/>
          <table:table-cell table:formula="of:=[.C2]/[.C6]" office:value-type="float" office:value="2.61966696001006" calcext:value-type="float">
            <text:p>2,61966696</text:p>
          </table:table-cell>
          <table:table-cell table:formula="of:=[.E6]/[.A6]" office:value-type="float" office:value="0.327458370001257" calcext:value-type="float">
            <text:p>0,32745837</text:p>
          </table:table-cell>
          <table:table-cell table:formula="of:=(1/[.E6]-1/[.A6])/(1-1/[.A6])" office:value-type="float" office:value="0.293403328532226" calcext:value-type="float">
            <text:p>0,293403328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089596" calcext:value-type="float">
            <text:p>0,089596</text:p>
          </table:table-cell>
          <table:table-cell/>
          <table:table-cell table:formula="of:=[.C2]/[.C7]" office:value-type="float" office:value="2.55829501317023" calcext:value-type="float">
            <text:p>2,5582950132</text:p>
          </table:table-cell>
          <table:table-cell table:formula="of:=[.E7]/[.A7]" office:value-type="float" office:value="0.255829501317023" calcext:value-type="float">
            <text:p>0,2558295013</text:p>
          </table:table-cell>
          <table:table-cell table:formula="of:=(1/[.E7]-1/[.A7])/(1-1/[.A7])" office:value-type="float" office:value="0.323205926365433" calcext:value-type="float">
            <text:p>0,323205926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072329" calcext:value-type="float">
            <text:p>0,072329</text:p>
          </table:table-cell>
          <table:table-cell/>
          <table:table-cell table:formula="of:=[.C2]/[.C8]" office:value-type="float" office:value="3.16903316788563" calcext:value-type="float">
            <text:p>3,1690331679</text:p>
          </table:table-cell>
          <table:table-cell table:formula="of:=[.E8]/[.A8]" office:value-type="float" office:value="0.264086097323803" calcext:value-type="float">
            <text:p>0,2640860973</text:p>
          </table:table-cell>
          <table:table-cell table:formula="of:=(1/[.E8]-1/[.A8])/(1-1/[.A8])" office:value-type="float" office:value="0.25333126036402" calcext:value-type="float">
            <text:p>0,2533312604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.116345" calcext:value-type="float">
            <text:p>2,116345</text:p>
          </table:table-cell>
          <table:table-cell/>
          <table:table-cell table:formula="of:=[.C10]/[.C10]" office:value-type="float" office:value="1" calcext:value-type="float">
            <text:p>1</text:p>
          </table:table-cell>
          <table:table-cell table:formula="of:=[.E10]/[.A1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.102737" calcext:value-type="float">
            <text:p>1,102737</text:p>
          </table:table-cell>
          <table:table-cell/>
          <table:table-cell table:formula="of:=[.C10]/[.C11]" office:value-type="float" office:value="1.91917474429533" calcext:value-type="float">
            <text:p>1,9191747443</text:p>
          </table:table-cell>
          <table:table-cell table:formula="of:=[.E11]/[.A11]" office:value-type="float" office:value="0.959587372147665" calcext:value-type="float">
            <text:p>0,9595873721</text:p>
          </table:table-cell>
          <table:table-cell table:formula="of:=(1/[.E11]-1/[.A11])/(1-1/[.A11])" office:value-type="float" office:value="0.0421145890674726" calcext:value-type="float">
            <text:p>0,042114589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697722" calcext:value-type="float">
            <text:p>0,697722</text:p>
          </table:table-cell>
          <table:table-cell/>
          <table:table-cell table:formula="of:=[.C10]/[.C12]" office:value-type="float" office:value="3.03322096766334" calcext:value-type="float">
            <text:p>3,0332209677</text:p>
          </table:table-cell>
          <table:table-cell table:formula="of:=[.E12]/[.A12]" office:value-type="float" office:value="0.758305241915835" calcext:value-type="float">
            <text:p>0,7583052419</text:p>
          </table:table-cell>
          <table:table-cell table:formula="of:=(1/[.E12]-1/[.A12])/(1-1/[.A12])" office:value-type="float" office:value="0.106243389743481" calcext:value-type="float">
            <text:p>0,106243389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78264" calcext:value-type="float">
            <text:p>0,78264</text:p>
          </table:table-cell>
          <table:table-cell/>
          <table:table-cell table:formula="of:=[.C10]/[.C13]" office:value-type="float" office:value="2.70411044669324" calcext:value-type="float">
            <text:p>2,7041104467</text:p>
          </table:table-cell>
          <table:table-cell table:formula="of:=[.E13]/[.A13]" office:value-type="float" office:value="0.450685074448874" calcext:value-type="float">
            <text:p>0,4506850744</text:p>
          </table:table-cell>
          <table:table-cell table:formula="of:=(1/[.E13]-1/[.A13])/(1-1/[.A13])" office:value-type="float" office:value="0.243768856212007" calcext:value-type="float">
            <text:p>0,243768856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667947" calcext:value-type="float">
            <text:p>0,667947</text:p>
          </table:table-cell>
          <table:table-cell/>
          <table:table-cell table:formula="of:=[.C10]/[.C14]" office:value-type="float" office:value="3.16843252533509" calcext:value-type="float">
            <text:p>3,1684325253</text:p>
          </table:table-cell>
          <table:table-cell table:formula="of:=[.E14]/[.A14]" office:value-type="float" office:value="0.396054065666887" calcext:value-type="float">
            <text:p>0,3960540657</text:p>
          </table:table-cell>
          <table:table-cell table:formula="of:=(1/[.E14]-1/[.A14])/(1-1/[.A14])" office:value-type="float" office:value="0.217843971564183" calcext:value-type="float">
            <text:p>0,217843971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714901" calcext:value-type="float">
            <text:p>0,714901</text:p>
          </table:table-cell>
          <table:table-cell/>
          <table:table-cell table:formula="of:=[.C10]/[.C15]" office:value-type="float" office:value="2.96033296918035" calcext:value-type="float">
            <text:p>2,9603329692</text:p>
          </table:table-cell>
          <table:table-cell table:formula="of:=[.E15]/[.A15]" office:value-type="float" office:value="0.296033296918035" calcext:value-type="float">
            <text:p>0,2960332969</text:p>
          </table:table-cell>
          <table:table-cell table:formula="of:=(1/[.E15]-1/[.A15])/(1-1/[.A15])" office:value-type="float" office:value="0.264222043192391" calcext:value-type="float">
            <text:p>0,264222043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686299" calcext:value-type="float">
            <text:p>0,686299</text:p>
          </table:table-cell>
          <table:table-cell/>
          <table:table-cell table:formula="of:=[.C10]/[.C16]" office:value-type="float" office:value="3.08370695571464" calcext:value-type="float">
            <text:p>3,0837069557</text:p>
          </table:table-cell>
          <table:table-cell table:formula="of:=[.E16]/[.A16]" office:value-type="float" office:value="0.256975579642886" calcext:value-type="float">
            <text:p>0,2569755796</text:p>
          </table:table-cell>
          <table:table-cell table:formula="of:=(1/[.E16]-1/[.A16])/(1-1/[.A16])" office:value-type="float" office:value="0.262856395427881" calcext:value-type="float">
            <text:p>0,2628563954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20.721042" calcext:value-type="float">
            <text:p>20,721042</text:p>
          </table:table-cell>
          <table:table-cell/>
          <table:table-cell table:formula="of:=[.C18]/[.C18]" office:value-type="float" office:value="1" calcext:value-type="float">
            <text:p>1</text:p>
          </table:table-cell>
          <table:table-cell table:formula="of:=[.E18]/[.A1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0.798597" calcext:value-type="float">
            <text:p>10,798597</text:p>
          </table:table-cell>
          <table:table-cell/>
          <table:table-cell table:formula="of:=[.C18]/[.C19]" office:value-type="float" office:value="1.91886427468309" calcext:value-type="float">
            <text:p>1,9188642747</text:p>
          </table:table-cell>
          <table:table-cell table:formula="of:=[.E19]/[.A19]" office:value-type="float" office:value="0.959432137341545" calcext:value-type="float">
            <text:p>0,9594321373</text:p>
          </table:table-cell>
          <table:table-cell table:formula="of:=(1/[.E19]-1/[.A19])/(1-1/[.A19])" office:value-type="float" office:value="0.0422832017810688" calcext:value-type="float">
            <text:p>0,042283201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6.298527" calcext:value-type="float">
            <text:p>6,298527</text:p>
          </table:table-cell>
          <table:table-cell/>
          <table:table-cell table:formula="of:=[.C18]/[.C20]" office:value-type="float" office:value="3.28982347777504" calcext:value-type="float">
            <text:p>3,2898234778</text:p>
          </table:table-cell>
          <table:table-cell table:formula="of:=[.E20]/[.A20]" office:value-type="float" office:value="0.82245586944376" calcext:value-type="float">
            <text:p>0,8224558694</text:p>
          </table:table-cell>
          <table:table-cell table:formula="of:=(1/[.E20]-1/[.A20])/(1-1/[.A20])" office:value-type="float" office:value="0.0719569025534526" calcext:value-type="float">
            <text:p>0,071956902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6.360016" calcext:value-type="float">
            <text:p>6,360016</text:p>
          </table:table-cell>
          <table:table-cell/>
          <table:table-cell table:formula="of:=[.C18]/[.C21]" office:value-type="float" office:value="3.25801727542824" calcext:value-type="float">
            <text:p>3,2580172754</text:p>
          </table:table-cell>
          <table:table-cell table:formula="of:=[.E21]/[.A21]" office:value-type="float" office:value="0.54300287923804" calcext:value-type="float">
            <text:p>0,5430028792</text:p>
          </table:table-cell>
          <table:table-cell table:formula="of:=(1/[.E21]-1/[.A21])/(1-1/[.A21])" office:value-type="float" office:value="0.168322172215085" calcext:value-type="float">
            <text:p>0,168322172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6.158144" calcext:value-type="float">
            <text:p>6,158144</text:p>
          </table:table-cell>
          <table:table-cell/>
          <table:table-cell table:formula="of:=[.C18]/[.C22]" office:value-type="float" office:value="3.36481933517631" calcext:value-type="float">
            <text:p>3,3648193352</text:p>
          </table:table-cell>
          <table:table-cell table:formula="of:=[.E22]/[.A22]" office:value-type="float" office:value="0.420602416897039" calcext:value-type="float">
            <text:p>0,4206024169</text:p>
          </table:table-cell>
          <table:table-cell table:formula="of:=(1/[.E22]-1/[.A22])/(1-1/[.A22])" office:value-type="float" office:value="0.196791744353397" calcext:value-type="float">
            <text:p>0,196791744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6.410306" calcext:value-type="float">
            <text:p>6,410306</text:p>
          </table:table-cell>
          <table:table-cell/>
          <table:table-cell table:formula="of:=[.C18]/[.C23]" office:value-type="float" office:value="3.23245754570843" calcext:value-type="float">
            <text:p>3,2324575457</text:p>
          </table:table-cell>
          <table:table-cell table:formula="of:=[.E23]/[.A23]" office:value-type="float" office:value="0.323245754570843" calcext:value-type="float">
            <text:p>0,3232457546</text:p>
          </table:table-cell>
          <table:table-cell table:formula="of:=(1/[.E23]-1/[.A23])/(1-1/[.A23])" office:value-type="float" office:value="0.232624605568688" calcext:value-type="float">
            <text:p>0,2326246056</text:p>
          </table:table-cell>
          <table:table-cell>
            <draw:frame table:end-cell-address="Skalowalny.O42" table:end-x="1.423cm" table:end-y="0.421cm" draw:z-index="1" draw:style-name="gr1" draw:text-style-name="P1" svg:width="15.002cm" svg:height="9.002cm" svg:x="2.227cm" svg:y="0cm">
              <draw:object draw:notify-on-update-of-ranges="Skalowalny.A2:Skalowalny.A8 Skalowalny.F2:Skalowalny.F8 Skalowalny.A10:Skalowalny.A15 Skalowalny.F10:Skalowalny.F16 Skalowalny.A18:Skalowalny.A24 Skalowalny.F18:Skalowalny.F24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6.184331" calcext:value-type="float">
            <text:p>6,184331</text:p>
          </table:table-cell>
          <table:table-cell/>
          <table:table-cell table:formula="of:=[.C18]/[.C24]" office:value-type="float" office:value="3.3505713067428" calcext:value-type="float">
            <text:p>3,3505713067</text:p>
          </table:table-cell>
          <table:table-cell table:formula="of:=[.E24]/[.A24]" office:value-type="float" office:value="0.2792142755619" calcext:value-type="float">
            <text:p>0,2792142756</text:p>
          </table:table-cell>
          <table:table-cell table:formula="of:=(1/[.E24]-1/[.A24])/(1-1/[.A24])" office:value-type="float" office:value="0.234679888114788" calcext:value-type="float">
            <text:p>0,2346798881</text:p>
          </table:table-cell>
          <table:table-cell/>
        </table:table-row>
        <table:table-row table:style-name="ro1" table:number-rows-repeated="19">
          <table:table-cell table:number-columns-repeated="8"/>
        </table:table-row>
        <table:table-row table:style-name="ro1">
          <table:table-cell table:number-columns-repeated="7"/>
          <table:table-cell>
            <draw:frame table:end-cell-address="Skalowalny.O63" table:end-x="1.423cm" table:end-y="0.42cm" draw:z-index="2" draw:style-name="gr1" draw:text-style-name="P1" svg:width="15.002cm" svg:height="8.998cm" svg:x="2.227cm" svg:y="0.002cm">
              <draw:object draw:notify-on-update-of-ranges="Skalowalny.A2:Skalowalny.A8 Skalowalny.G2:Skalowalny.G8 Skalowalny.A10:Skalowalny.A16 Skalowalny.G10:Skalowalny.G16 Skalowalny.A18:Skalowalny.A24 Skalowalny.G18:Skalowalny.G24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2">00.00.0000</text:date>, <text:time style:data-style-name="N2" text:time-value="20:54:21.967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8:39:35.059000000</meta:creation-date>
    <meta:generator>LibreOffice/4.3.5.2$Windows_x86 LibreOffice_project/3a87456aaa6a95c63eea1c1b3201acedf0751bd5</meta:generator>
    <dc:date>2015-04-12T20:58:09.115000000</dc:date>
    <meta:editing-duration>PT48M4S</meta:editing-duration>
    <meta:editing-cycles>8</meta:editing-cycles>
    <meta:document-statistic meta:table-count="2" meta:cell-count="25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scatter" chart:style-name="ch1">
        <chart:title svg:x="5.872cm" svg:y="0.316cm" chart:style-name="ch2">
          <text:p>Przyspieszenie</text:p>
        </chart:title>
        <chart:legend chart:legend-position="bottom" svg:x="3.798cm" svg:y="8.212cm" style:legend-expansion="wide" chart:style-name="ch3"/>
        <chart:plot-area chart:style-name="ch4" table:cell-range-address="Podstawowy.A2:Podstawowy.A8 Podstawowy.E2:Podstawowy.E8 Podstawowy.E10:Podstawowy.E16 Podstawowy.E18:Podstawowy.E24" chart:data-source-has-labels="row" svg:x="1.301cm" svg:y="1.301cm" svg:width="13.4cm" svg:height="5.76cm">
          <chartooo:coordinate-region svg:x="2.039cm" svg:y="1.503cm" svg:width="12.47cm" svg:height="4.905cm"/>
          <chart:axis chart:dimension="x" chart:name="primary-x" chart:style-name="ch5">
            <chart:title svg:x="6.959cm" svg:y="7.241cm" chart:style-name="ch6">
              <text:p>L. procesorów</text:p>
            </chart:title>
          </chart:axis>
          <chart:axis chart:dimension="y" chart:name="primary-y" chart:style-name="ch5">
            <chart:title svg:x="0.451cm" svg:y="5.297cm" chart:style-name="ch7">
              <text:p>Przyspieszenie</text:p>
            </chart:title>
            <chart:grid chart:style-name="ch8" chart:class="major"/>
          </chart:axis>
          <chart:series chart:style-name="ch9" chart:values-cell-range-address="Podstawowy.E2:Podstawowy.E8" loext:label-string="n_10do7" chart:class="chart:scatter">
            <chart:domain table:cell-range-address="Podstawowy.A2:Podstawowy.A8"/>
            <chart:data-point chart:repeated="7"/>
          </chart:series>
          <chart:series chart:style-name="ch10" chart:values-cell-range-address="Podstawowy.E10:Podstawowy.E16" loext:label-string="n_10do8" chart:class="chart:scatter">
            <chart:domain table:cell-range-address="Podstawowy.A10:Podstawowy.A16"/>
            <chart:data-point chart:repeated="7"/>
          </chart:series>
          <chart:series chart:style-name="ch11" chart:values-cell-range-address="Podstawowy.E18:Podstawowy.E24" loext:label-string="n_10do9" chart:class="chart:scatter">
            <chart:domain table:cell-range-address="Podstawowy.A18:Podstawowy.A24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_10do7</text:p>
              </table:table-cell>
              <table:table-cell office:value-type="string">
                <text:p>Kolumna A</text:p>
              </table:table-cell>
              <table:table-cell office:value-type="string">
                <text:p>n_10do8</text:p>
              </table:table-cell>
              <table:table-cell office:value-type="string">
                <text:p>Kolumna A</text:p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odstawowy.A2:Podstawowy.A8</svg:desc>
                </draw:g>
              </table:table-cell>
              <table:table-cell office:value-type="float" office:value="1">
                <text:p>1</text:p>
                <draw:g>
                  <svg:desc>Podstawowy.E2:Podstawowy.E8</svg:desc>
                </draw:g>
              </table:table-cell>
              <table:table-cell office:value-type="float" office:value="1">
                <text:p>1</text:p>
                <draw:g>
                  <svg:desc>Podstawowy.A10:Podstawowy.A16</svg:desc>
                </draw:g>
              </table:table-cell>
              <table:table-cell office:value-type="float" office:value="1">
                <text:p>1</text:p>
                <draw:g>
                  <svg:desc>Podstawowy.E10:Podstawowy.E16</svg:desc>
                </draw:g>
              </table:table-cell>
              <table:table-cell office:value-type="float" office:value="1">
                <text:p>1</text:p>
                <draw:g>
                  <svg:desc>Podstawowy.A18:Podstawowy.A24</svg:desc>
                </draw:g>
              </table:table-cell>
              <table:table-cell office:value-type="float" office:value="1">
                <text:p>1</text:p>
                <draw:g>
                  <svg:desc>Podstawowy.E18:Podstawowy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49548164235013">
                <text:p>1.49548164235013</text:p>
              </table:table-cell>
              <table:table-cell office:value-type="float" office:value="2">
                <text:p>2</text:p>
              </table:table-cell>
              <table:table-cell office:value-type="float" office:value="1.95541511183969">
                <text:p>1.95541511183969</text:p>
              </table:table-cell>
              <table:table-cell office:value-type="float" office:value="2">
                <text:p>2</text:p>
              </table:table-cell>
              <table:table-cell office:value-type="float" office:value="1.90626236923947">
                <text:p>1.906262369239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26138367274971">
                <text:p>2.26138367274971</text:p>
              </table:table-cell>
              <table:table-cell office:value-type="float" office:value="4">
                <text:p>4</text:p>
              </table:table-cell>
              <table:table-cell office:value-type="float" office:value="2.99466865060272">
                <text:p>2.99466865060272</text:p>
              </table:table-cell>
              <table:table-cell office:value-type="float" office:value="4">
                <text:p>4</text:p>
              </table:table-cell>
              <table:table-cell office:value-type="float" office:value="3.43959198214645">
                <text:p>3.439591982146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.64952091572618">
                <text:p>1.64952091572618</text:p>
              </table:table-cell>
              <table:table-cell office:value-type="float" office:value="6">
                <text:p>6</text:p>
              </table:table-cell>
              <table:table-cell office:value-type="float" office:value="1.9820819672287">
                <text:p>1.9820819672287</text:p>
              </table:table-cell>
              <table:table-cell office:value-type="float" office:value="6">
                <text:p>6</text:p>
              </table:table-cell>
              <table:table-cell office:value-type="float" office:value="2.79351886605506">
                <text:p>2.79351886605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.05863705219651">
                <text:p>2.05863705219651</text:p>
              </table:table-cell>
              <table:table-cell office:value-type="float" office:value="8">
                <text:p>8</text:p>
              </table:table-cell>
              <table:table-cell office:value-type="float" office:value="2.71510868560282">
                <text:p>2.71510868560282</text:p>
              </table:table-cell>
              <table:table-cell office:value-type="float" office:value="8">
                <text:p>8</text:p>
              </table:table-cell>
              <table:table-cell office:value-type="float" office:value="3.21519547674491">
                <text:p>3.215195476744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.8726171030178">
                <text:p>1.8726171030178</text:p>
              </table:table-cell>
              <table:table-cell office:value-type="float" office:value="10">
                <text:p>10</text:p>
              </table:table-cell>
              <table:table-cell office:value-type="float" office:value="2.31696286196555">
                <text:p>2.31696286196555</text:p>
              </table:table-cell>
              <table:table-cell office:value-type="float" office:value="10">
                <text:p>10</text:p>
              </table:table-cell>
              <table:table-cell office:value-type="float" office:value="2.74374313045138">
                <text:p>2.74374313045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.90082162342414">
                <text:p>1.90082162342414</text:p>
              </table:table-cell>
              <table:table-cell office:value-type="float" office:value="12">
                <text:p>12</text:p>
              </table:table-cell>
              <table:table-cell office:value-type="float" office:value="2.63044254396865">
                <text:p>2.63044254396865</text:p>
              </table:table-cell>
              <table:table-cell office:value-type="float" office:value="12">
                <text:p>12</text:p>
              </table:table-cell>
              <table:table-cell office:value-type="float" office:value="2.89552214348093">
                <text:p>2.895522143480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scatter" chart:style-name="ch1">
        <chart:title svg:x="6.126cm" svg:y="0.316cm" chart:style-name="ch2">
          <text:p>Efektywność</text:p>
        </chart:title>
        <chart:legend chart:legend-position="bottom" svg:x="3.798cm" svg:y="8.212cm" style:legend-expansion="wide" chart:style-name="ch3"/>
        <chart:plot-area chart:style-name="ch4" table:cell-range-address="Podstawowy.A2:Podstawowy.A8 Podstawowy.F2:Podstawowy.F8 Podstawowy.F10:Podstawowy.F16 Podstawowy.F18:Podstawowy.F24" chart:data-source-has-labels="row" svg:x="1.301cm" svg:y="1.301cm" svg:width="13.4cm" svg:height="5.76cm">
          <chartooo:coordinate-region svg:x="2.039cm" svg:y="1.504cm" svg:width="12.47cm" svg:height="4.904cm"/>
          <chart:axis chart:dimension="x" chart:name="primary-x" chart:style-name="ch5">
            <chart:title svg:x="6.959cm" svg:y="7.241cm" chart:style-name="ch6">
              <text:p>L. procesorów</text:p>
            </chart:title>
          </chart:axis>
          <chart:axis chart:dimension="y" chart:name="primary-y" chart:style-name="ch5">
            <chart:title svg:x="0.451cm" svg:y="5.117cm" chart:style-name="ch7">
              <text:p>Efektywność</text:p>
            </chart:title>
            <chart:grid chart:style-name="ch8" chart:class="major"/>
          </chart:axis>
          <chart:series chart:style-name="ch9" chart:values-cell-range-address="Podstawowy.F2:Podstawowy.F8" loext:label-string="n_10do7" chart:class="chart:scatter">
            <chart:domain table:cell-range-address="Podstawowy.A2:Podstawowy.A8"/>
            <chart:data-point chart:repeated="7"/>
          </chart:series>
          <chart:series chart:style-name="ch10" chart:values-cell-range-address="Podstawowy.F10:Podstawowy.F16" loext:label-string="n_10do8" chart:class="chart:scatter">
            <chart:domain table:cell-range-address="Podstawowy.A10:Podstawowy.A16"/>
            <chart:data-point chart:repeated="7"/>
          </chart:series>
          <chart:series chart:style-name="ch11" chart:values-cell-range-address="Podstawowy.F18:Podstawowy.F24" loext:label-string="n_10do9" chart:class="chart:scatter">
            <chart:domain table:cell-range-address="Podstawowy.A18:Podstawowy.A24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_10do7</text:p>
              </table:table-cell>
              <table:table-cell office:value-type="string">
                <text:p>Kolumna A</text:p>
              </table:table-cell>
              <table:table-cell office:value-type="string">
                <text:p>n_10do8</text:p>
              </table:table-cell>
              <table:table-cell office:value-type="string">
                <text:p>Kolumna A</text:p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odstawowy.A2:Podstawowy.A8</svg:desc>
                </draw:g>
              </table:table-cell>
              <table:table-cell office:value-type="float" office:value="1">
                <text:p>1</text:p>
                <draw:g>
                  <svg:desc>Podstawowy.F2:Podstawowy.F8</svg:desc>
                </draw:g>
              </table:table-cell>
              <table:table-cell office:value-type="float" office:value="1">
                <text:p>1</text:p>
                <draw:g>
                  <svg:desc>Podstawowy.A10:Podstawowy.A16</svg:desc>
                </draw:g>
              </table:table-cell>
              <table:table-cell office:value-type="float" office:value="1">
                <text:p>1</text:p>
                <draw:g>
                  <svg:desc>Podstawowy.F10:Podstawowy.F16</svg:desc>
                </draw:g>
              </table:table-cell>
              <table:table-cell office:value-type="float" office:value="1">
                <text:p>1</text:p>
                <draw:g>
                  <svg:desc>Podstawowy.A18:Podstawowy.A24</svg:desc>
                </draw:g>
              </table:table-cell>
              <table:table-cell office:value-type="float" office:value="1">
                <text:p>1</text:p>
                <draw:g>
                  <svg:desc>Podstawowy.F18:Podstawowy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47740821175064">
                <text:p>0.747740821175064</text:p>
              </table:table-cell>
              <table:table-cell office:value-type="float" office:value="2">
                <text:p>2</text:p>
              </table:table-cell>
              <table:table-cell office:value-type="float" office:value="0.977707555919846">
                <text:p>0.977707555919846</text:p>
              </table:table-cell>
              <table:table-cell office:value-type="float" office:value="2">
                <text:p>2</text:p>
              </table:table-cell>
              <table:table-cell office:value-type="float" office:value="0.953131184619734">
                <text:p>0.953131184619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565345918187428">
                <text:p>0.565345918187428</text:p>
              </table:table-cell>
              <table:table-cell office:value-type="float" office:value="4">
                <text:p>4</text:p>
              </table:table-cell>
              <table:table-cell office:value-type="float" office:value="0.74866716265068">
                <text:p>0.74866716265068</text:p>
              </table:table-cell>
              <table:table-cell office:value-type="float" office:value="4">
                <text:p>4</text:p>
              </table:table-cell>
              <table:table-cell office:value-type="float" office:value="0.859897995536612">
                <text:p>0.8598979955366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27492015262103">
                <text:p>0.27492015262103</text:p>
              </table:table-cell>
              <table:table-cell office:value-type="float" office:value="6">
                <text:p>6</text:p>
              </table:table-cell>
              <table:table-cell office:value-type="float" office:value="0.330346994538116">
                <text:p>0.330346994538116</text:p>
              </table:table-cell>
              <table:table-cell office:value-type="float" office:value="6">
                <text:p>6</text:p>
              </table:table-cell>
              <table:table-cell office:value-type="float" office:value="0.465586477675843">
                <text:p>0.4655864776758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257329631524563">
                <text:p>0.257329631524563</text:p>
              </table:table-cell>
              <table:table-cell office:value-type="float" office:value="8">
                <text:p>8</text:p>
              </table:table-cell>
              <table:table-cell office:value-type="float" office:value="0.339388585700352">
                <text:p>0.339388585700352</text:p>
              </table:table-cell>
              <table:table-cell office:value-type="float" office:value="8">
                <text:p>8</text:p>
              </table:table-cell>
              <table:table-cell office:value-type="float" office:value="0.401899434593113">
                <text:p>0.4018994345931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18726171030178">
                <text:p>0.18726171030178</text:p>
              </table:table-cell>
              <table:table-cell office:value-type="float" office:value="10">
                <text:p>10</text:p>
              </table:table-cell>
              <table:table-cell office:value-type="float" office:value="0.231696286196555">
                <text:p>0.231696286196555</text:p>
              </table:table-cell>
              <table:table-cell office:value-type="float" office:value="10">
                <text:p>10</text:p>
              </table:table-cell>
              <table:table-cell office:value-type="float" office:value="0.274374313045138">
                <text:p>0.274374313045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158401801952012">
                <text:p>0.158401801952012</text:p>
              </table:table-cell>
              <table:table-cell office:value-type="float" office:value="12">
                <text:p>12</text:p>
              </table:table-cell>
              <table:table-cell office:value-type="float" office:value="0.219203545330721">
                <text:p>0.219203545330721</text:p>
              </table:table-cell>
              <table:table-cell office:value-type="float" office:value="12">
                <text:p>12</text:p>
              </table:table-cell>
              <table:table-cell office:value-type="float" office:value="0.241293511956744">
                <text:p>0.2412935119567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scatter" chart:style-name="ch1">
        <chart:title svg:x="5.438cm" svg:y="0.316cm" chart:style-name="ch2">
          <text:p>Część sekwencyjna</text:p>
        </chart:title>
        <chart:legend chart:legend-position="bottom" svg:x="3.798cm" svg:y="8.212cm" style:legend-expansion="wide" chart:style-name="ch3"/>
        <chart:plot-area chart:style-name="ch4" table:cell-range-address="Podstawowy.A2:Podstawowy.A8 Podstawowy.G2:Podstawowy.G8 Podstawowy.G10:Podstawowy.G16 Podstawowy.G18:Podstawowy.G24" chart:data-source-has-labels="row" svg:x="1.301cm" svg:y="1.301cm" svg:width="13.4cm" svg:height="5.76cm">
          <chartooo:coordinate-region svg:x="2.039cm" svg:y="1.504cm" svg:width="12.47cm" svg:height="4.904cm"/>
          <chart:axis chart:dimension="x" chart:name="primary-x" chart:style-name="ch5">
            <chart:title svg:x="6.959cm" svg:y="7.241cm" chart:style-name="ch6">
              <text:p>L. procesorów</text:p>
            </chart:title>
          </chart:axis>
          <chart:axis chart:dimension="y" chart:name="primary-y" chart:style-name="ch5">
            <chart:title svg:x="0.451cm" svg:y="5.625cm" chart:style-name="ch7">
              <text:p>Część sekwencyjna</text:p>
            </chart:title>
            <chart:grid chart:style-name="ch8" chart:class="major"/>
          </chart:axis>
          <chart:series chart:style-name="ch9" chart:values-cell-range-address="Podstawowy.G2:Podstawowy.G8" loext:label-string="n_10do7" chart:class="chart:scatter">
            <chart:domain table:cell-range-address="Podstawowy.A2:Podstawowy.A8"/>
            <chart:data-point chart:repeated="7"/>
          </chart:series>
          <chart:series chart:style-name="ch10" chart:values-cell-range-address="Podstawowy.G10:Podstawowy.G16" loext:label-string="n_10do8" chart:class="chart:scatter">
            <chart:domain table:cell-range-address="Podstawowy.A10:Podstawowy.A16"/>
            <chart:data-point chart:repeated="7"/>
          </chart:series>
          <chart:series chart:style-name="ch11" chart:values-cell-range-address="Podstawowy.G18:Podstawowy.G24" loext:label-string="n_10do9" chart:class="chart:scatter">
            <chart:domain table:cell-range-address="Podstawowy.A18:Podstawowy.A24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_10do7</text:p>
              </table:table-cell>
              <table:table-cell office:value-type="string">
                <text:p>Kolumna A</text:p>
              </table:table-cell>
              <table:table-cell office:value-type="string">
                <text:p>n_10do8</text:p>
              </table:table-cell>
              <table:table-cell office:value-type="string">
                <text:p>Kolumna A</text:p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odstawowy.A2:Podstawowy.A8</svg:desc>
                </draw:g>
              </table:table-cell>
              <table:table-cell office:value-type="float" office:value="NaN">
                <text:p>NaN</text:p>
                <draw:g>
                  <svg:desc>Podstawowy.G2:Podstawowy.G8</svg:desc>
                </draw:g>
              </table:table-cell>
              <table:table-cell office:value-type="float" office:value="1">
                <text:p>1</text:p>
                <draw:g>
                  <svg:desc>Podstawowy.A10:Podstawowy.A16</svg:desc>
                </draw:g>
              </table:table-cell>
              <table:table-cell office:value-type="float" office:value="NaN">
                <text:p>NaN</text:p>
                <draw:g>
                  <svg:desc>Podstawowy.G10:Podstawowy.G16</svg:desc>
                </draw:g>
              </table:table-cell>
              <table:table-cell office:value-type="float" office:value="1">
                <text:p>1</text:p>
                <draw:g>
                  <svg:desc>Podstawowy.A18:Podstawowy.A24</svg:desc>
                </draw:g>
              </table:table-cell>
              <table:table-cell office:value-type="float" office:value="NaN">
                <text:p>NaN</text:p>
                <draw:g>
                  <svg:desc>Podstawowy.G18:Podstawowy.G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3736178590399">
                <text:p>0.33736178590399</text:p>
              </table:table-cell>
              <table:table-cell office:value-type="float" office:value="2">
                <text:p>2</text:p>
              </table:table-cell>
              <table:table-cell office:value-type="float" office:value="0.0228007280348574">
                <text:p>0.0228007280348574</text:p>
              </table:table-cell>
              <table:table-cell office:value-type="float" office:value="2">
                <text:p>2</text:p>
              </table:table-cell>
              <table:table-cell office:value-type="float" office:value="0.049173520011272">
                <text:p>0.0491735200112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256276182911239">
                <text:p>0.256276182911239</text:p>
              </table:table-cell>
              <table:table-cell office:value-type="float" office:value="4">
                <text:p>4</text:p>
              </table:table-cell>
              <table:table-cell office:value-type="float" office:value="0.111902346769365">
                <text:p>0.111902346769365</text:p>
              </table:table-cell>
              <table:table-cell office:value-type="float" office:value="4">
                <text:p>4</text:p>
              </table:table-cell>
              <table:table-cell office:value-type="float" office:value="0.0543095441515936">
                <text:p>0.05430954415159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527483955225699">
                <text:p>0.527483955225699</text:p>
              </table:table-cell>
              <table:table-cell office:value-type="float" office:value="6">
                <text:p>6</text:p>
              </table:table-cell>
              <table:table-cell office:value-type="float" office:value="0.405424003568234">
                <text:p>0.405424003568234</text:p>
              </table:table-cell>
              <table:table-cell office:value-type="float" office:value="6">
                <text:p>6</text:p>
              </table:table-cell>
              <table:table-cell office:value-type="float" office:value="0.229565740393446">
                <text:p>0.2295657403934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412295180685148">
                <text:p>0.412295180685148</text:p>
              </table:table-cell>
              <table:table-cell office:value-type="float" office:value="8">
                <text:p>8</text:p>
              </table:table-cell>
              <table:table-cell office:value-type="float" office:value="0.278067864276927">
                <text:p>0.278067864276927</text:p>
              </table:table-cell>
              <table:table-cell office:value-type="float" office:value="8">
                <text:p>8</text:p>
              </table:table-cell>
              <table:table-cell office:value-type="float" office:value="0.212597805721655">
                <text:p>0.2125978057216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482235552934896">
                <text:p>0.482235552934896</text:p>
              </table:table-cell>
              <table:table-cell office:value-type="float" office:value="10">
                <text:p>10</text:p>
              </table:table-cell>
              <table:table-cell office:value-type="float" office:value="0.368443882777968">
                <text:p>0.368443882777968</text:p>
              </table:table-cell>
              <table:table-cell office:value-type="float" office:value="10">
                <text:p>10</text:p>
              </table:table-cell>
              <table:table-cell office:value-type="float" office:value="0.293850672220377">
                <text:p>0.2938506722203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48300540872919">
                <text:p>0.48300540872919</text:p>
              </table:table-cell>
              <table:table-cell office:value-type="float" office:value="12">
                <text:p>12</text:p>
              </table:table-cell>
              <table:table-cell office:value-type="float" office:value="0.323815455502477">
                <text:p>0.323815455502477</text:p>
              </table:table-cell>
              <table:table-cell office:value-type="float" office:value="12">
                <text:p>12</text:p>
              </table:table-cell>
              <table:table-cell office:value-type="float" office:value="0.285848204270018">
                <text:p>0.2858482042700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scatter" chart:style-name="ch1">
        <chart:title svg:x="5.872cm" svg:y="0.316cm" chart:style-name="ch2">
          <text:p>Przyspieszenie</text:p>
        </chart:title>
        <chart:legend chart:legend-position="bottom" svg:x="3.798cm" svg:y="8.212cm" style:legend-expansion="wide" chart:style-name="ch3"/>
        <chart:plot-area chart:style-name="ch4" table:cell-range-address="Skalowalny.A2:Skalowalny.A8 Skalowalny.E2:Skalowalny.E8 Skalowalny.E10:Skalowalny.E16 Skalowalny.E18:Skalowalny.E24" chart:data-source-has-labels="row" svg:x="1.301cm" svg:y="1.301cm" svg:width="13.4cm" svg:height="5.76cm">
          <chartooo:coordinate-region svg:x="2.039cm" svg:y="1.503cm" svg:width="12.47cm" svg:height="4.905cm"/>
          <chart:axis chart:dimension="x" chart:name="primary-x" chart:style-name="ch5">
            <chart:title svg:x="6.959cm" svg:y="7.241cm" chart:style-name="ch6">
              <text:p>L. procesorów</text:p>
            </chart:title>
          </chart:axis>
          <chart:axis chart:dimension="y" chart:name="primary-y" chart:style-name="ch5">
            <chart:title svg:x="0.451cm" svg:y="5.297cm" chart:style-name="ch7">
              <text:p>Przyspieszenie</text:p>
            </chart:title>
            <chart:grid chart:style-name="ch8" chart:class="major"/>
          </chart:axis>
          <chart:series chart:style-name="ch9" chart:values-cell-range-address="Skalowalny.E2:Skalowalny.E8" loext:label-string="n_10do7" chart:class="chart:scatter">
            <chart:domain table:cell-range-address="Skalowalny.A2:Skalowalny.A8"/>
            <chart:data-point chart:repeated="7"/>
          </chart:series>
          <chart:series chart:style-name="ch10" chart:values-cell-range-address="Skalowalny.E10:Skalowalny.E16" loext:label-string="n_10do8" chart:class="chart:scatter">
            <chart:domain table:cell-range-address="Skalowalny.A10:Skalowalny.A16"/>
            <chart:data-point chart:repeated="7"/>
          </chart:series>
          <chart:series chart:style-name="ch11" chart:values-cell-range-address="Skalowalny.E18:Skalowalny.E24" loext:label-string="n_10do9" chart:class="chart:scatter">
            <chart:domain table:cell-range-address="Skalowalny.A18:Skalowalny.A24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_10do7</text:p>
              </table:table-cell>
              <table:table-cell office:value-type="string">
                <text:p>Kolumna A</text:p>
              </table:table-cell>
              <table:table-cell office:value-type="string">
                <text:p>n_10do8</text:p>
              </table:table-cell>
              <table:table-cell office:value-type="string">
                <text:p>Kolumna A</text:p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kalowalny.A2:Skalowalny.A8</svg:desc>
                </draw:g>
              </table:table-cell>
              <table:table-cell office:value-type="float" office:value="1">
                <text:p>1</text:p>
                <draw:g>
                  <svg:desc>Skalowalny.E2:Skalowalny.E8</svg:desc>
                </draw:g>
              </table:table-cell>
              <table:table-cell office:value-type="float" office:value="1">
                <text:p>1</text:p>
                <draw:g>
                  <svg:desc>Skalowalny.A10:Skalowalny.A16</svg:desc>
                </draw:g>
              </table:table-cell>
              <table:table-cell office:value-type="float" office:value="1">
                <text:p>1</text:p>
                <draw:g>
                  <svg:desc>Skalowalny.E10:Skalowalny.E16</svg:desc>
                </draw:g>
              </table:table-cell>
              <table:table-cell office:value-type="float" office:value="1">
                <text:p>1</text:p>
                <draw:g>
                  <svg:desc>Skalowalny.A18:Skalowalny.A24</svg:desc>
                </draw:g>
              </table:table-cell>
              <table:table-cell office:value-type="float" office:value="1">
                <text:p>1</text:p>
                <draw:g>
                  <svg:desc>Skalowalny.E18:Skalowalny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14235776841043">
                <text:p>2.14235776841043</text:p>
              </table:table-cell>
              <table:table-cell office:value-type="float" office:value="2">
                <text:p>2</text:p>
              </table:table-cell>
              <table:table-cell office:value-type="float" office:value="1.91917474429533">
                <text:p>1.91917474429533</text:p>
              </table:table-cell>
              <table:table-cell office:value-type="float" office:value="2">
                <text:p>2</text:p>
              </table:table-cell>
              <table:table-cell office:value-type="float" office:value="1.91886427468309">
                <text:p>1.918864274683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60830924691049">
                <text:p>2.60830924691049</text:p>
              </table:table-cell>
              <table:table-cell office:value-type="float" office:value="4">
                <text:p>4</text:p>
              </table:table-cell>
              <table:table-cell office:value-type="float" office:value="3.03322096766334">
                <text:p>3.03322096766334</text:p>
              </table:table-cell>
              <table:table-cell office:value-type="float" office:value="4">
                <text:p>4</text:p>
              </table:table-cell>
              <table:table-cell office:value-type="float" office:value="3.28982347777504">
                <text:p>3.289823477775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.10129077207972">
                <text:p>2.10129077207972</text:p>
              </table:table-cell>
              <table:table-cell office:value-type="float" office:value="6">
                <text:p>6</text:p>
              </table:table-cell>
              <table:table-cell office:value-type="float" office:value="2.70411044669324">
                <text:p>2.70411044669324</text:p>
              </table:table-cell>
              <table:table-cell office:value-type="float" office:value="6">
                <text:p>6</text:p>
              </table:table-cell>
              <table:table-cell office:value-type="float" office:value="3.25801727542824">
                <text:p>3.258017275428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.61966696001006">
                <text:p>2.61966696001006</text:p>
              </table:table-cell>
              <table:table-cell office:value-type="float" office:value="8">
                <text:p>8</text:p>
              </table:table-cell>
              <table:table-cell office:value-type="float" office:value="3.16843252533509">
                <text:p>3.16843252533509</text:p>
              </table:table-cell>
              <table:table-cell office:value-type="float" office:value="8">
                <text:p>8</text:p>
              </table:table-cell>
              <table:table-cell office:value-type="float" office:value="3.36481933517631">
                <text:p>3.364819335176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.55829501317023">
                <text:p>2.55829501317023</text:p>
              </table:table-cell>
              <table:table-cell office:value-type="float" office:value="10">
                <text:p>10</text:p>
              </table:table-cell>
              <table:table-cell office:value-type="float" office:value="2.96033296918035">
                <text:p>2.96033296918035</text:p>
              </table:table-cell>
              <table:table-cell office:value-type="float" office:value="10">
                <text:p>10</text:p>
              </table:table-cell>
              <table:table-cell office:value-type="float" office:value="3.23245754570843">
                <text:p>3.232457545708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3.16903316788563">
                <text:p>3.16903316788563</text:p>
              </table:table-cell>
              <table:table-cell office:value-type="float" office:value="12">
                <text:p>12</text:p>
              </table:table-cell>
              <table:table-cell office:value-type="float" office:value="3.08370695571464">
                <text:p>3.08370695571464</text:p>
              </table:table-cell>
              <table:table-cell office:value-type="float" office:value="12">
                <text:p>12</text:p>
              </table:table-cell>
              <table:table-cell office:value-type="float" office:value="3.3505713067428">
                <text:p>3.35057130674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scatter" chart:style-name="ch1">
        <chart:title svg:x="6.126cm" svg:y="0.316cm" chart:style-name="ch2">
          <text:p>Efektywność</text:p>
        </chart:title>
        <chart:legend chart:legend-position="bottom" svg:x="3.798cm" svg:y="8.212cm" style:legend-expansion="wide" chart:style-name="ch3"/>
        <chart:plot-area chart:style-name="ch4" table:cell-range-address="Skalowalny.A2:Skalowalny.A8 Skalowalny.F2:Skalowalny.F8 Skalowalny.F10:Skalowalny.F16 Skalowalny.F18:Skalowalny.F24" chart:data-source-has-labels="row" svg:x="1.301cm" svg:y="1.301cm" svg:width="13.4cm" svg:height="5.76cm">
          <chartooo:coordinate-region svg:x="2.039cm" svg:y="1.504cm" svg:width="12.47cm" svg:height="4.904cm"/>
          <chart:axis chart:dimension="x" chart:name="primary-x" chart:style-name="ch5">
            <chart:title svg:x="6.959cm" svg:y="7.241cm" chart:style-name="ch6">
              <text:p>L. procesorów</text:p>
            </chart:title>
          </chart:axis>
          <chart:axis chart:dimension="y" chart:name="primary-y" chart:style-name="ch5">
            <chart:title svg:x="0.451cm" svg:y="5.117cm" chart:style-name="ch7">
              <text:p>Efektywność</text:p>
            </chart:title>
            <chart:grid chart:style-name="ch8" chart:class="major"/>
          </chart:axis>
          <chart:series chart:style-name="ch9" chart:values-cell-range-address="Skalowalny.F2:Skalowalny.F8" loext:label-string="n_10do7" chart:class="chart:scatter">
            <chart:domain table:cell-range-address="Skalowalny.A2:Skalowalny.A8"/>
            <chart:data-point chart:repeated="7"/>
          </chart:series>
          <chart:series chart:style-name="ch10" chart:values-cell-range-address="Skalowalny.F10:Skalowalny.F16" loext:label-string="n_10do8" chart:class="chart:scatter">
            <chart:domain table:cell-range-address="Skalowalny.A10:Skalowalny.A15"/>
            <chart:data-point chart:repeated="7"/>
          </chart:series>
          <chart:series chart:style-name="ch11" chart:values-cell-range-address="Skalowalny.F18:Skalowalny.F24" loext:label-string="n_10do9" chart:class="chart:scatter">
            <chart:domain table:cell-range-address="Skalowalny.A18:Skalowalny.A24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_10do7</text:p>
              </table:table-cell>
              <table:table-cell office:value-type="string">
                <text:p>Kolumna A</text:p>
              </table:table-cell>
              <table:table-cell office:value-type="string">
                <text:p>n_10do8</text:p>
              </table:table-cell>
              <table:table-cell office:value-type="string">
                <text:p>Kolumna A</text:p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kalowalny.A2:Skalowalny.A8</svg:desc>
                </draw:g>
              </table:table-cell>
              <table:table-cell office:value-type="float" office:value="1">
                <text:p>1</text:p>
                <draw:g>
                  <svg:desc>Skalowalny.F2:Skalowalny.F8</svg:desc>
                </draw:g>
              </table:table-cell>
              <table:table-cell office:value-type="float" office:value="1">
                <text:p>1</text:p>
                <draw:g>
                  <svg:desc>Skalowalny.A10:Skalowalny.A15</svg:desc>
                </draw:g>
              </table:table-cell>
              <table:table-cell office:value-type="float" office:value="1">
                <text:p>1</text:p>
                <draw:g>
                  <svg:desc>Skalowalny.F10:Skalowalny.F16</svg:desc>
                </draw:g>
              </table:table-cell>
              <table:table-cell office:value-type="float" office:value="1">
                <text:p>1</text:p>
                <draw:g>
                  <svg:desc>Skalowalny.A18:Skalowalny.A24</svg:desc>
                </draw:g>
              </table:table-cell>
              <table:table-cell office:value-type="float" office:value="1">
                <text:p>1</text:p>
                <draw:g>
                  <svg:desc>Skalowalny.F18:Skalowalny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07117888420521">
                <text:p>1.07117888420521</text:p>
              </table:table-cell>
              <table:table-cell office:value-type="float" office:value="2">
                <text:p>2</text:p>
              </table:table-cell>
              <table:table-cell office:value-type="float" office:value="0.959587372147665">
                <text:p>0.959587372147665</text:p>
              </table:table-cell>
              <table:table-cell office:value-type="float" office:value="2">
                <text:p>2</text:p>
              </table:table-cell>
              <table:table-cell office:value-type="float" office:value="0.959432137341545">
                <text:p>0.9594321373415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652077311727622">
                <text:p>0.652077311727622</text:p>
              </table:table-cell>
              <table:table-cell office:value-type="float" office:value="4">
                <text:p>4</text:p>
              </table:table-cell>
              <table:table-cell office:value-type="float" office:value="0.758305241915835">
                <text:p>0.758305241915835</text:p>
              </table:table-cell>
              <table:table-cell office:value-type="float" office:value="4">
                <text:p>4</text:p>
              </table:table-cell>
              <table:table-cell office:value-type="float" office:value="0.82245586944376">
                <text:p>0.822455869443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350215128679953">
                <text:p>0.350215128679953</text:p>
              </table:table-cell>
              <table:table-cell office:value-type="float" office:value="6">
                <text:p>6</text:p>
              </table:table-cell>
              <table:table-cell office:value-type="float" office:value="0.450685074448874">
                <text:p>0.450685074448874</text:p>
              </table:table-cell>
              <table:table-cell office:value-type="float" office:value="6">
                <text:p>6</text:p>
              </table:table-cell>
              <table:table-cell office:value-type="float" office:value="0.54300287923804">
                <text:p>0.543002879238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327458370001257">
                <text:p>0.327458370001257</text:p>
              </table:table-cell>
              <table:table-cell office:value-type="float" office:value="8">
                <text:p>8</text:p>
              </table:table-cell>
              <table:table-cell office:value-type="float" office:value="0.396054065666887">
                <text:p>0.396054065666887</text:p>
              </table:table-cell>
              <table:table-cell office:value-type="float" office:value="8">
                <text:p>8</text:p>
              </table:table-cell>
              <table:table-cell office:value-type="float" office:value="0.420602416897039">
                <text:p>0.4206024168970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255829501317023">
                <text:p>0.255829501317023</text:p>
              </table:table-cell>
              <table:table-cell office:value-type="float" office:value="10">
                <text:p>10</text:p>
              </table:table-cell>
              <table:table-cell office:value-type="float" office:value="0.296033296918035">
                <text:p>0.296033296918035</text:p>
              </table:table-cell>
              <table:table-cell office:value-type="float" office:value="10">
                <text:p>10</text:p>
              </table:table-cell>
              <table:table-cell office:value-type="float" office:value="0.323245754570843">
                <text:p>0.3232457545708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264086097323803">
                <text:p>0.264086097323803</text:p>
              </table:table-cell>
              <table:table-cell office:value-type="float" office:value="NaN">
                <text:p>NaN</text:p>
              </table:table-cell>
              <table:table-cell office:value-type="float" office:value="0.256975579642886">
                <text:p>0.256975579642886</text:p>
              </table:table-cell>
              <table:table-cell office:value-type="float" office:value="12">
                <text:p>12</text:p>
              </table:table-cell>
              <table:table-cell office:value-type="float" office:value="0.2792142755619">
                <text:p>0.27921427556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scatter" chart:style-name="ch1">
        <chart:title svg:x="5.438cm" svg:y="0.316cm" chart:style-name="ch2">
          <text:p>Część sekwencyjna</text:p>
        </chart:title>
        <chart:legend chart:legend-position="bottom" svg:x="3.798cm" svg:y="8.212cm" style:legend-expansion="wide" chart:style-name="ch3"/>
        <chart:plot-area chart:style-name="ch4" table:cell-range-address="Skalowalny.A2:Skalowalny.A8 Skalowalny.G2:Skalowalny.G8 Skalowalny.G10:Skalowalny.G16 Skalowalny.G18:Skalowalny.G24" chart:data-source-has-labels="row" svg:x="1.301cm" svg:y="1.301cm" svg:width="13.4cm" svg:height="5.76cm">
          <chartooo:coordinate-region svg:x="2.356cm" svg:y="1.503cm" svg:width="12.153cm" svg:height="5.356cm"/>
          <chart:axis chart:dimension="x" chart:name="primary-x" chart:style-name="ch5">
            <chart:title svg:x="6.959cm" svg:y="7.241cm" chart:style-name="ch6">
              <text:p>L. procesorów</text:p>
            </chart:title>
          </chart:axis>
          <chart:axis chart:dimension="y" chart:name="primary-y" chart:style-name="ch5">
            <chart:title svg:x="0.451cm" svg:y="5.625cm" chart:style-name="ch7">
              <text:p>Część sekwencyjna</text:p>
            </chart:title>
            <chart:grid chart:style-name="ch8" chart:class="major"/>
          </chart:axis>
          <chart:series chart:style-name="ch9" chart:values-cell-range-address="Skalowalny.G2:Skalowalny.G8" loext:label-string="n_10do7" chart:class="chart:scatter">
            <chart:domain table:cell-range-address="Skalowalny.A2:Skalowalny.A8"/>
            <chart:data-point chart:repeated="7"/>
          </chart:series>
          <chart:series chart:style-name="ch10" chart:values-cell-range-address="Skalowalny.G10:Skalowalny.G16" loext:label-string="n_10do8" chart:class="chart:scatter">
            <chart:domain table:cell-range-address="Skalowalny.A10:Skalowalny.A16"/>
            <chart:data-point chart:repeated="7"/>
          </chart:series>
          <chart:series chart:style-name="ch11" chart:values-cell-range-address="Skalowalny.G18:Skalowalny.G24" loext:label-string="n_10do9" chart:class="chart:scatter">
            <chart:domain table:cell-range-address="Skalowalny.A18:Skalowalny.A24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_10do7</text:p>
              </table:table-cell>
              <table:table-cell office:value-type="string">
                <text:p>Kolumna A</text:p>
              </table:table-cell>
              <table:table-cell office:value-type="string">
                <text:p>n_10do8</text:p>
              </table:table-cell>
              <table:table-cell office:value-type="string">
                <text:p>Kolumna A</text:p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kalowalny.A2:Skalowalny.A8</svg:desc>
                </draw:g>
              </table:table-cell>
              <table:table-cell office:value-type="float" office:value="NaN">
                <text:p>NaN</text:p>
                <draw:g>
                  <svg:desc>Skalowalny.G2:Skalowalny.G8</svg:desc>
                </draw:g>
              </table:table-cell>
              <table:table-cell office:value-type="float" office:value="1">
                <text:p>1</text:p>
                <draw:g>
                  <svg:desc>Skalowalny.A10:Skalowalny.A16</svg:desc>
                </draw:g>
              </table:table-cell>
              <table:table-cell office:value-type="float" office:value="NaN">
                <text:p>NaN</text:p>
                <draw:g>
                  <svg:desc>Skalowalny.G10:Skalowalny.G16</svg:desc>
                </draw:g>
              </table:table-cell>
              <table:table-cell office:value-type="float" office:value="1">
                <text:p>1</text:p>
                <draw:g>
                  <svg:desc>Skalowalny.A18:Skalowalny.A24</svg:desc>
                </draw:g>
              </table:table-cell>
              <table:table-cell office:value-type="float" office:value="NaN">
                <text:p>NaN</text:p>
                <draw:g>
                  <svg:desc>Skalowalny.G18:Skalowalny.G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0.0664491106525373">
                <text:p>-0.0664491106525373</text:p>
              </table:table-cell>
              <table:table-cell office:value-type="float" office:value="2">
                <text:p>2</text:p>
              </table:table-cell>
              <table:table-cell office:value-type="float" office:value="0.0421145890674726">
                <text:p>0.0421145890674726</text:p>
              </table:table-cell>
              <table:table-cell office:value-type="float" office:value="2">
                <text:p>2</text:p>
              </table:table-cell>
              <table:table-cell office:value-type="float" office:value="0.0422832017810688">
                <text:p>0.04228320178106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177853495802303">
                <text:p>0.177853495802303</text:p>
              </table:table-cell>
              <table:table-cell office:value-type="float" office:value="4">
                <text:p>4</text:p>
              </table:table-cell>
              <table:table-cell office:value-type="float" office:value="0.106243389743481">
                <text:p>0.106243389743481</text:p>
              </table:table-cell>
              <table:table-cell office:value-type="float" office:value="4">
                <text:p>4</text:p>
              </table:table-cell>
              <table:table-cell office:value-type="float" office:value="0.0719569025534526">
                <text:p>0.07195690255345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371077556683085">
                <text:p>0.371077556683085</text:p>
              </table:table-cell>
              <table:table-cell office:value-type="float" office:value="6">
                <text:p>6</text:p>
              </table:table-cell>
              <table:table-cell office:value-type="float" office:value="0.243768856212007">
                <text:p>0.243768856212007</text:p>
              </table:table-cell>
              <table:table-cell office:value-type="float" office:value="6">
                <text:p>6</text:p>
              </table:table-cell>
              <table:table-cell office:value-type="float" office:value="0.168322172215085">
                <text:p>0.1683221722150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293403328532226">
                <text:p>0.293403328532226</text:p>
              </table:table-cell>
              <table:table-cell office:value-type="float" office:value="8">
                <text:p>8</text:p>
              </table:table-cell>
              <table:table-cell office:value-type="float" office:value="0.217843971564183">
                <text:p>0.217843971564183</text:p>
              </table:table-cell>
              <table:table-cell office:value-type="float" office:value="8">
                <text:p>8</text:p>
              </table:table-cell>
              <table:table-cell office:value-type="float" office:value="0.196791744353397">
                <text:p>0.196791744353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323205926365433">
                <text:p>0.323205926365433</text:p>
              </table:table-cell>
              <table:table-cell office:value-type="float" office:value="10">
                <text:p>10</text:p>
              </table:table-cell>
              <table:table-cell office:value-type="float" office:value="0.264222043192391">
                <text:p>0.264222043192391</text:p>
              </table:table-cell>
              <table:table-cell office:value-type="float" office:value="10">
                <text:p>10</text:p>
              </table:table-cell>
              <table:table-cell office:value-type="float" office:value="0.232624605568688">
                <text:p>0.232624605568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25333126036402">
                <text:p>0.25333126036402</text:p>
              </table:table-cell>
              <table:table-cell office:value-type="float" office:value="12">
                <text:p>12</text:p>
              </table:table-cell>
              <table:table-cell office:value-type="float" office:value="0.262856395427881">
                <text:p>0.262856395427881</text:p>
              </table:table-cell>
              <table:table-cell office:value-type="float" office:value="12">
                <text:p>12</text:p>
              </table:table-cell>
              <table:table-cell office:value-type="float" office:value="0.234679888114788">
                <text:p>0.23467988811478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